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P2" style:family="paragraph" style:parent-style-name="Footer">
      <style:paragraph-properties fo:text-align="center" style:justify-single-word="false"/>
      <style:text-properties officeooo:paragraph-rsid="019ece81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fo:font-size="8pt" fo:font-weight="normal" officeooo:rsid="018a738a" style:font-size-asian="8pt" style:font-weight-asian="normal" style:font-size-complex="8pt" style:font-weight-complex="normal"/>
    </style:style>
    <style:style style:name="P5" style:family="paragraph" style:parent-style-name="Standard">
      <style:text-properties officeooo:rsid="03141d2f" officeooo:paragraph-rsid="03141d2f"/>
    </style:style>
    <style:style style:name="P6" style:family="paragraph" style:parent-style-name="Standard">
      <style:text-properties officeooo:rsid="03160b2e" officeooo:paragraph-rsid="031e488c"/>
    </style:style>
    <style:style style:name="P7" style:family="paragraph" style:parent-style-name="Standard">
      <style:text-properties officeooo:rsid="0317537a" officeooo:paragraph-rsid="031e488c"/>
    </style:style>
    <style:style style:name="P8" style:family="paragraph" style:parent-style-name="Standard">
      <style:text-properties officeooo:rsid="03204478" officeooo:paragraph-rsid="03204478"/>
    </style:style>
    <style:style style:name="P9" style:family="paragraph" style:parent-style-name="Standard">
      <style:text-properties officeooo:rsid="03234150" officeooo:paragraph-rsid="03234150"/>
    </style:style>
    <style:style style:name="P10" style:family="paragraph" style:parent-style-name="Standard">
      <style:text-properties officeooo:rsid="03252e71" officeooo:paragraph-rsid="03252e71"/>
    </style:style>
    <style:style style:name="P11" style:family="paragraph" style:parent-style-name="Text_20_body">
      <style:paragraph-properties fo:text-align="start" style:justify-single-word="false" style:writing-mode="lr-tb"/>
      <style:text-properties fo:font-size="12pt" officeooo:rsid="00eb6387" officeooo:paragraph-rsid="00eb6387" style:font-size-asian="12pt" style:font-size-complex="12pt"/>
    </style:style>
    <style:style style:name="P12" style:family="paragraph" style:parent-style-name="Text_20_body">
      <style:text-properties officeooo:rsid="02fa1195" officeooo:paragraph-rsid="02fa1195"/>
    </style:style>
    <style:style style:name="P13" style:family="paragraph" style:parent-style-name="Text_20_body">
      <style:text-properties officeooo:rsid="03012aa5" officeooo:paragraph-rsid="03012aa5"/>
    </style:style>
    <style:style style:name="P14" style:family="paragraph" style:parent-style-name="Text_20_body">
      <style:text-properties officeooo:rsid="0305dae4" officeooo:paragraph-rsid="0305dae4"/>
    </style:style>
    <style:style style:name="P15" style:family="paragraph" style:parent-style-name="Text_20_body">
      <style:text-properties fo:font-weight="normal" officeooo:rsid="030882fa" officeooo:paragraph-rsid="030882fa" style:font-weight-asian="normal" style:font-weight-complex="normal"/>
    </style:style>
    <style:style style:name="P16" style:family="paragraph" style:parent-style-name="Text_20_body">
      <style:text-properties fo:font-weight="normal" officeooo:rsid="03107b73" officeooo:paragraph-rsid="03107b73" fo:background-color="transparent" style:font-weight-asian="normal" style:font-weight-complex="normal"/>
    </style:style>
    <style:style style:name="P17" style:family="paragraph" style:parent-style-name="Text_20_body">
      <style:text-properties fo:font-weight="normal" officeooo:rsid="0311ea4d" officeooo:paragraph-rsid="0311ea4d" fo:background-color="transparent" style:font-weight-asian="normal" style:font-weight-complex="normal"/>
    </style:style>
    <style:style style:name="P18" style:family="paragraph" style:parent-style-name="Text_20_body">
      <style:text-properties officeooo:rsid="03099917" officeooo:paragraph-rsid="030e8c63"/>
    </style:style>
    <style:style style:name="P19" style:family="paragraph" style:parent-style-name="Text_20_body">
      <style:text-properties officeooo:paragraph-rsid="0311ea4d"/>
    </style:style>
    <style:style style:name="P20" style:family="paragraph" style:parent-style-name="Text_20_body">
      <style:text-properties officeooo:rsid="0311ea4d" officeooo:paragraph-rsid="0311ea4d"/>
    </style:style>
    <style:style style:name="P21" style:family="paragraph" style:parent-style-name="Text_20_body">
      <style:text-properties officeooo:rsid="031a12eb" officeooo:paragraph-rsid="031a12eb"/>
    </style:style>
    <style:style style:name="P22" style:family="paragraph" style:parent-style-name="Text_20_body">
      <style:text-properties officeooo:rsid="031a71db" officeooo:paragraph-rsid="031a71db"/>
    </style:style>
    <style:style style:name="P23" style:family="paragraph" style:parent-style-name="Text_20_body">
      <style:text-properties officeooo:rsid="031a71db" officeooo:paragraph-rsid="031cb370"/>
    </style:style>
    <style:style style:name="P24" style:family="paragraph" style:parent-style-name="Text_20_body">
      <style:text-properties officeooo:rsid="031cb370" officeooo:paragraph-rsid="031cb370"/>
    </style:style>
    <style:style style:name="P25" style:family="paragraph" style:parent-style-name="Text_20_body">
      <style:text-properties officeooo:rsid="0326330b" officeooo:paragraph-rsid="0326330b"/>
    </style:style>
    <style:style style:name="P26" style:family="paragraph" style:parent-style-name="Heading_20_2">
      <style:text-properties officeooo:rsid="03099917" officeooo:paragraph-rsid="03099917"/>
    </style:style>
    <style:style style:name="P27" style:family="paragraph" style:parent-style-name="Heading_20_2">
      <style:text-properties officeooo:rsid="03099917" officeooo:paragraph-rsid="030b4c38"/>
    </style:style>
    <style:style style:name="P28" style:family="paragraph" style:parent-style-name="Heading_20_2">
      <style:text-properties fo:background-color="transparent"/>
    </style:style>
    <style:style style:name="P29" style:family="paragraph" style:parent-style-name="Heading_20_2">
      <style:text-properties officeooo:rsid="0311ea4d" officeooo:paragraph-rsid="03123e3d"/>
    </style:style>
    <style:style style:name="P30" style:family="paragraph" style:parent-style-name="Heading_20_2">
      <style:text-properties officeooo:rsid="0311ea4d" officeooo:paragraph-rsid="03191867"/>
    </style:style>
    <style:style style:name="P31" style:family="paragraph" style:parent-style-name="Heading_20_2">
      <style:text-properties officeooo:rsid="0311ea4d" officeooo:paragraph-rsid="031a71db"/>
    </style:style>
    <style:style style:name="P32" style:family="paragraph" style:parent-style-name="Heading_20_2">
      <style:text-properties officeooo:rsid="0311ea4d" officeooo:paragraph-rsid="031cb370"/>
    </style:style>
    <style:style style:name="P33" style:family="paragraph" style:parent-style-name="Heading_20_2">
      <style:text-properties officeooo:rsid="03160b2e" officeooo:paragraph-rsid="031e488c"/>
    </style:style>
    <style:style style:name="P34" style:family="paragraph" style:parent-style-name="Heading_20_2">
      <style:text-properties officeooo:rsid="032273e8" officeooo:paragraph-rsid="032273e8"/>
    </style:style>
    <style:style style:name="P35" style:family="paragraph" style:parent-style-name="Standard">
      <style:text-properties fo:font-weight="normal" officeooo:rsid="0317537a" officeooo:paragraph-rsid="03141d2f" fo:background-color="transparent" style:font-weight-asian="normal" style:font-weight-complex="normal"/>
    </style:style>
    <style:style style:name="P36" style:family="paragraph" style:parent-style-name="Standard">
      <style:text-properties fo:font-weight="normal" officeooo:rsid="03191867" officeooo:paragraph-rsid="031e488c" fo:background-color="transparent" style:font-weight-asian="normal" style:font-weight-complex="normal"/>
    </style:style>
    <style:style style:name="P37" style:family="paragraph" style:parent-style-name="Text_20_body" style:list-style-name="L1">
      <style:text-properties officeooo:paragraph-rsid="03012aa5"/>
    </style:style>
    <style:style style:name="P38" style:family="paragraph" style:parent-style-name="Text_20_body" style:list-style-name="L1">
      <style:text-properties fo:font-weight="normal" officeooo:rsid="0301e129" officeooo:paragraph-rsid="0301e129" style:font-weight-asian="normal" style:font-weight-complex="normal"/>
    </style:style>
    <style:style style:name="P39" style:family="paragraph" style:parent-style-name="Text_20_body">
      <style:text-properties fo:font-weight="normal" officeooo:rsid="030e8c63" officeooo:paragraph-rsid="030a3df8" style:font-weight-asian="normal" style:font-weight-complex="normal"/>
    </style:style>
    <style:style style:name="P40" style:family="paragraph" style:parent-style-name="Text_20_body">
      <style:text-properties fo:font-weight="normal" officeooo:rsid="030a3df8" officeooo:paragraph-rsid="030a3df8" style:font-weight-asian="normal" style:font-weight-complex="normal"/>
    </style:style>
    <style:style style:name="P41" style:family="paragraph" style:parent-style-name="Text_20_body" style:list-style-name="L1">
      <style:text-properties officeooo:rsid="0301e129" officeooo:paragraph-rsid="0301e129"/>
    </style:style>
    <style:style style:name="P42" style:family="paragraph" style:parent-style-name="Text_20_body">
      <style:text-properties officeooo:rsid="030a3df8" officeooo:paragraph-rsid="030a3df8"/>
    </style:style>
    <style:style style:name="P43" style:family="paragraph" style:parent-style-name="Text_20_body">
      <style:text-properties officeooo:rsid="0329f054" officeooo:paragraph-rsid="0329f054"/>
    </style:style>
    <style:style style:name="P44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271a23" officeooo:paragraph-rsid="03271a23" style:font-size-asian="12pt" style:font-size-complex="12pt"/>
    </style:style>
    <style:style style:name="P45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8bb" officeooo:paragraph-rsid="0301e8bb" style:font-size-asian="12pt" style:font-size-complex="12pt"/>
    </style:style>
    <style:style style:name="P46" style:family="paragraph" style:parent-style-name="Text_20_body" style:list-style-name="L2">
      <style:paragraph-properties fo:text-align="start" style:justify-single-word="false" style:writing-mode="lr-tb"/>
      <style:text-properties fo:font-size="12pt" officeooo:rsid="0301e129" officeooo:paragraph-rsid="0301e129" style:font-size-asian="12pt" style:font-size-complex="12pt"/>
    </style:style>
    <style:style style:name="P47" style:family="paragraph" style:parent-style-name="Heading_20_2">
      <style:text-properties fo:font-weight="normal" officeooo:rsid="03201bb0" officeooo:paragraph-rsid="03201bb0" fo:background-color="transparent" style:font-weight-asian="normal" style:font-weight-complex="normal"/>
    </style:style>
    <style:style style:name="P48" style:family="paragraph" style:parent-style-name="Heading_20_1">
      <style:text-properties officeooo:rsid="02f8ee80" officeooo:paragraph-rsid="02f8ee80"/>
    </style:style>
    <style:style style:name="P49" style:family="paragraph" style:parent-style-name="Heading_20_1">
      <style:text-properties officeooo:rsid="0317537a" officeooo:paragraph-rsid="03191867"/>
    </style:style>
    <style:style style:name="P50" style:family="paragraph" style:parent-style-name="Heading_20_1">
      <style:text-properties officeooo:rsid="0317537a" officeooo:paragraph-rsid="032273e8"/>
    </style:style>
    <style:style style:name="P51" style:family="paragraph" style:parent-style-name="Heading_20_1">
      <style:text-properties officeooo:rsid="0325817b" officeooo:paragraph-rsid="0325817b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0ce32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2fb00dc" style:font-weight-asian="normal" style:font-weight-complex="normal"/>
    </style:style>
    <style:style style:name="T6" style:family="text">
      <style:text-properties fo:font-weight="normal" officeooo:rsid="03012aa5" style:font-weight-asian="normal" style:font-weight-complex="normal"/>
    </style:style>
    <style:style style:name="T7" style:family="text">
      <style:text-properties fo:font-weight="normal" officeooo:rsid="0301e129" style:font-weight-asian="normal" style:font-weight-complex="normal"/>
    </style:style>
    <style:style style:name="T8" style:family="text">
      <style:text-properties fo:font-weight="normal" officeooo:rsid="03041971" style:font-weight-asian="normal" style:font-weight-complex="normal"/>
    </style:style>
    <style:style style:name="T9" style:family="text">
      <style:text-properties fo:font-weight="normal" officeooo:rsid="030b0001" style:font-weight-asian="normal" style:font-weight-complex="normal"/>
    </style:style>
    <style:style style:name="T10" style:family="text">
      <style:text-properties fo:font-weight="normal" officeooo:rsid="030b4c38" style:font-weight-asian="normal" style:font-weight-complex="normal"/>
    </style:style>
    <style:style style:name="T11" style:family="text">
      <style:text-properties fo:font-weight="normal" officeooo:rsid="030ce32d" style:font-weight-asian="normal" style:font-weight-complex="normal"/>
    </style:style>
    <style:style style:name="T12" style:family="text">
      <style:text-properties fo:font-weight="normal" officeooo:rsid="030e8c63" style:font-weight-asian="normal" style:font-weight-complex="normal"/>
    </style:style>
    <style:style style:name="T13" style:family="text">
      <style:text-properties fo:font-weight="normal" officeooo:rsid="030fc984" style:font-weight-asian="normal" style:font-weight-complex="normal"/>
    </style:style>
    <style:style style:name="T14" style:family="text">
      <style:text-properties fo:font-weight="normal" officeooo:rsid="03101c33" style:font-weight-asian="normal" style:font-weight-complex="normal"/>
    </style:style>
    <style:style style:name="T15" style:family="text">
      <style:text-properties fo:font-weight="normal" officeooo:rsid="03107b73" style:font-weight-asian="normal" style:font-weight-complex="normal"/>
    </style:style>
    <style:style style:name="T16" style:family="text">
      <style:text-properties fo:font-weight="normal" fo:background-color="transparent" loext:char-shading-value="0" style:font-weight-asian="normal" style:font-weight-complex="normal"/>
    </style:style>
    <style:style style:name="T17" style:family="text">
      <style:text-properties fo:font-weight="normal" officeooo:rsid="03107b73" fo:background-color="transparent" loext:char-shading-value="0" style:font-weight-asian="normal" style:font-weight-complex="normal"/>
    </style:style>
    <style:style style:name="T18" style:family="text">
      <style:text-properties fo:font-weight="normal" officeooo:rsid="0311ea4d" fo:background-color="transparent" loext:char-shading-value="0" style:font-weight-asian="normal" style:font-weight-complex="normal"/>
    </style:style>
    <style:style style:name="T19" style:family="text">
      <style:text-properties fo:font-weight="normal" officeooo:rsid="03123e3d" fo:background-color="transparent" loext:char-shading-value="0" style:font-weight-asian="normal" style:font-weight-complex="normal"/>
    </style:style>
    <style:style style:name="T20" style:family="text">
      <style:text-properties fo:font-weight="normal" officeooo:rsid="03191867" fo:background-color="transparent" loext:char-shading-value="0" style:font-weight-asian="normal" style:font-weight-complex="normal"/>
    </style:style>
    <style:style style:name="T21" style:family="text">
      <style:text-properties fo:font-weight="normal" officeooo:rsid="031a71db" fo:background-color="transparent" loext:char-shading-value="0" style:font-weight-asian="normal" style:font-weight-complex="normal"/>
    </style:style>
    <style:style style:name="T22" style:family="text">
      <style:text-properties fo:font-weight="normal" officeooo:rsid="031cb370" fo:background-color="transparent" loext:char-shading-value="0" style:font-weight-asian="normal" style:font-weight-complex="normal"/>
    </style:style>
    <style:style style:name="T23" style:family="text">
      <style:text-properties fo:font-weight="normal" officeooo:rsid="031dd867" fo:background-color="transparent" loext:char-shading-value="0" style:font-weight-asian="normal" style:font-weight-complex="normal"/>
    </style:style>
    <style:style style:name="T24" style:family="text">
      <style:text-properties fo:font-weight="normal" officeooo:rsid="03234150" fo:background-color="transparent" loext:char-shading-value="0" style:font-weight-asian="normal" style:font-weight-complex="normal"/>
    </style:style>
    <style:style style:name="T25" style:family="text">
      <style:text-properties officeooo:rsid="01e0d8d8"/>
    </style:style>
    <style:style style:name="T26" style:family="text">
      <style:text-properties officeooo:rsid="030b4c38"/>
    </style:style>
    <style:style style:name="T27" style:family="text">
      <style:text-properties officeooo:rsid="0311ea4d"/>
    </style:style>
    <style:style style:name="T28" style:family="text">
      <style:text-properties fo:color="#000000" style:font-name="Monospace" fo:font-size="12pt" style:font-size-asian="12pt"/>
    </style:style>
    <style:style style:name="T29" style:family="text">
      <style:text-properties fo:color="#000000" style:font-name="Monospace" fo:font-size="12pt" fo:font-weight="normal" officeooo:rsid="03107b73" fo:background-color="transparent" loext:char-shading-value="0" style:font-size-asian="12pt" style:font-weight-asian="normal" style:font-weight-complex="normal"/>
    </style:style>
    <style:style style:name="T30" style:family="text">
      <style:text-properties fo:color="#000000" style:font-name="Monospace" fo:font-size="12pt" fo:font-weight="normal" officeooo:rsid="0311ea4d" fo:background-color="transparent" loext:char-shading-value="0" style:font-size-asian="12pt" style:font-weight-asian="normal" style:font-weight-complex="normal"/>
    </style:style>
    <style:style style:name="T31" style:family="text">
      <style:text-properties officeooo:rsid="031556bb"/>
    </style:style>
    <style:style style:name="T32" style:family="text">
      <style:text-properties officeooo:rsid="03191867"/>
    </style:style>
    <style:style style:name="T33" style:family="text">
      <style:text-properties officeooo:rsid="031bd8bc"/>
    </style:style>
    <style:style style:name="T34" style:family="text">
      <style:text-properties officeooo:rsid="031cb370"/>
    </style:style>
    <style:style style:name="T35" style:family="text">
      <style:text-properties officeooo:rsid="0321d048"/>
    </style:style>
    <style:style style:name="T36" style:family="text">
      <style:text-properties officeooo:rsid="032273e8"/>
    </style:style>
    <style:style style:name="T37" style:family="text">
      <style:text-properties officeooo:rsid="03252e71"/>
    </style:style>
    <style:style style:name="T38" style:family="text">
      <style:text-properties officeooo:rsid="0326330b"/>
    </style:style>
    <style:style style:name="T39" style:family="text">
      <style:text-properties officeooo:rsid="03271a2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דגמי-עיצוב</text:h>
      <text:p text:style-name="P12"><text:span text:style-name="T2">דגמי עיצוב - design patterns - </text:span><text:span text:style-name="T4">הם פתרונות מקובלים לבעיות שחוזרות על עצמן רבות במערכות-תוכנה. <text:s/>לכל דגם-עיצוב יש שם קצר וקליט המוכר על-ידי מתכנתים בכל העולם; הדבר מקל על תקשורת בין </text:span><text:span text:style-name="T5">מפתחי-תוכנה.</text:span></text:p>
      <text:p text:style-name="P13"><text:span text:style-name="T5">ה</text:span><text:span text:style-name="T4">דגמים מחולקים לשלוש משפחות:</text:span></text:p>
      <text:list xml:id="list5934324023010012425" text:style-name="L1">
        <text:list-item>
          <text:p text:style-name="P37"><text:span text:style-name="T6">דגמי יצירה </text:span><text:span text:style-name="T7">(Creational patterns) - מתארים דרכים שונות ליצור עצמים חדשים.</text:span></text:p>
        </text:list-item>
        <text:list-item>
          <text:p text:style-name="P38">דגמי מבנה (Structural patterns) - מתארים <text:s/>דרכים שונות להרכיב עצמים פשוטים וליצור מהם עצמים מורכבים.</text:p>
        </text:list-item>
        <text:list-item>
          <text:p text:style-name="P41"><text:span text:style-name="T4">דגמי התנהגות (Behavioral patterns) -</text:span><text:span text:style-name="T8"> מתארים איך עצמים מתקשרים ביניהם ומחלקים אחריות על משימות.</text:span></text:p>
        </text:list-item>
      </text:list>
      <text:p text:style-name="P14"><text:span text:style-name="T8">ב</text:span><text:span text:style-name="T4">כל משפחה יש הרבה דגמים; אנחנו נלמד כמה דוגמאות.</text:span></text:p>
      <text:h text:style-name="Heading_20_1" text:outline-level="1">דגמי יצירה</text:h>
      <text:p text:style-name="P15">בג'אבה יש דרך סטדנרטית ליצור עצמים חדשים - שימוש ב-new ובבנאי. אבל הדרך הזאת מאד מוגבלת: היא מייצרת עצם חדש בכל פעם - גם כשכבר קיים עצם זהה; והיא מחייבת אותנו לדעת את הסוג המדוייק של העצם שאנחנו רוצים ליצור.</text:p>
      <text:p text:style-name="P15">כדי להתמודד עם המגבלה הזאת, נוצרו מספר דגמי-יצירה.<text:span text:style-name="T26"> לכל דגם-יצירה יש דוגמת-קוד; ניתן למצוא אותה בחבילה עם השם המתאים.</text:span></text:p>
      <text:p text:style-name="P26">סינגלטון - Singleton</text:p>
      <text:p text:style-name="P39">לפעמים אנחנו רוצים שיהיה עצם אחד ממחלקה מסויימת במערכת. לדוגמה: אנחנו בונים מחלקה שמתרגמת מעברית לאנגלית. אין טעם להחזיק יותר ממחלקה אחת כזאת בתוכנית. איך נעביר את המסר הזה למתכנתים שיבואו אחרינו?</text:p>
      <text:p text:style-name="P40">אנחנו יכולים לכתוב הערה: "מתכנתים יקרים, אנא אל תבנו יותר מעצם אחד מסוג זה". אבל לא בטוח שהם יקראו.</text:p>
      <text:p text:style-name="P42"><text:span text:style-name="T4">במקום זה, עדיף להפוך את המחלקה "מתרגם" לסינגלטון. איך עושים את זה? שלב ראשון: הופכים את הבנאי שלה לפרטי. <text:s/>שלב שני: יוצרים משתנה סטטי מהמחלקה. </text:span><text:span text:style-name="T9"><text:s/>שלב שלישי: כמה אפשרויות: אפשר להפוך את המשתנה הסטטי לציבורי וסופי (public final) ולאתחל אותו אתחול סטטי. אבל זה יגביל אותנו בעתיד אם נרצה שהאיתחול של המשתנה יהיה תלוי בזמן. <text:s/>פתרון טוב יותר הוא להפוך את המשתנה הסטטי לפרטי, ולהוסיף מתודה סטטית בשם getInstance(). המתודה הזאת תיצור את המשתנה הסטטי אם הוא לא קיים, ותחזיר אותו אם הוא קיים</text:span><text:span text:style-name="T11">.</text:span></text:p>
      <text:p text:style-name="P43"><text:span text:style-name="T3">ה</text:span><text:span text:style-name="T2">ערה</text:span><text:span text:style-name="T4">: הדגם סינגלטון שנוי במחלוקת בין מהנדסי תוכנה. רבים אומרים שהוא דגם בעייתי הגורם לתלויות בין חלקי התוכנה ופוגע בעיקרון של הפרדת-אחריות (כמו משתנה גלובלי). אף יש שרואים בסינגלטון "אנטי-דגם". למרות זאת, חשוב להכיר את המושג "סינגלטון", הוא חלק משפת המתכנתים.</text:span></text:p>
      <text:p text:style-name="P27"><text:span text:style-name="T10">מפעל</text:span><text:span text:style-name="T9"> - </text:span><text:span text:style-name="T10">Factory </text:span></text:p>
      <text:p text:style-name="P18"><text:span text:style-name="T12">לפעמים אנחנו בונים מחלקה עם הרבה פרמטרים, אבל רוב הלקוחות של המחלקה ירצו להשתמש רק בצירופים מסויימים של הפרמטרים. למשל: אנחנו בונים </text:span><text:span text:style-name="T13">מחלקה "עובד"</text:span><text:span text:style-name="T14"> עם מחלקות יורשות "מתכנת" ו"מנהל"; אפשר לאתחל כל אחד מהם עם שם, משכורת, בונוסים וכו'. אבל, בכוח אדם יודעים לאתחל עובד רק לפי הדרגה שלו בחברה, שהיא מספר שלם. <text:s text:c="2"/>אם ינסו להפעיל בעצמם את הבנאי של המחלקה</text:span><text:span text:style-name="T15"> עם כל הפרמטרים</text:span><text:span text:style-name="T14">, הם יסתבכו.</text:span></text:p>
      <text:p text:style-name="P19"><text:span text:style-name="T14">פתרון אפשרי הוא, להגדיר </text:span><text:span text:style-name="T15">מחלקה בשם "מפעל לעובדים" - "EmployeeFactory". </text:span><text:span text:style-name="T17">תהיה לה מתודה סטטית </text:span><text:span text:style-name="T29">newEmployee</text:span><text:span text:style-name="T30"> </text:span><text:span text:style-name="T18"><text:s/>ש</text:span><text:span text:style-name="T17">תקבל דרגה ותחזיר עובד מאותחל עם כל הפרמטרים המתאימים.</text:span></text:p>
      <text:p text:style-name="P28"><text:span text:style-name="T15">מ</text:span><text:span text:style-name="T4">פעל מופשט - Abstract factory</text:span></text:p>
      <text:p text:style-name="P16">לפעמים אנחנו <text:span text:style-name="T27">רוצים לבנות היררכיה שלמה של עצמים מסוג מסויים, אבל הסוג ידוע רק בזמן הריצה. </text:span></text:p>
      <text:p text:style-name="P17">לדוגמה: אנחנו רוצים לייצר אוסף של עובדים, אבל, האיתחול של העובדים תלוי בסוג החברה שאנחנו נמצאים בה - קפיטליסטית, סוציאליסטית או קומוניסטית.</text:p>
      <text:p text:style-name="P17">פתרון אפשרי הוא, לייצר ממשק של מפעל, ובו מתודה מופשטת (לא סטטית) <text:span text:style-name="T28">newEmployee.</text:span></text:p>
      <text:p text:style-name="P20">למפעל הזה יהיו מספר מימושים: CapitalistFactory, SocialistFactory, CommunistFactory.</text:p>
      <text:p text:style-name="P20">בכל אחד מהם, המתודה newEmployee תמומש לפי המדיניות המתאימה.</text:p>
      <text:p text:style-name="P29"><text:span text:style-name="T19">אב טיפוס</text:span><text:span text:style-name="T16"> - </text:span><text:span text:style-name="T19">Prototype</text:span></text:p>
      <text:p text:style-name="P5">לפעמים אנחנו רוצים לבנות עצם שהוא העתק של עצם אחר נתון, עם כמה שינויים. לדוגמה: בתוכנית ציור, אנחנו רוצים לשכפל צורה מסויימת20 פעמים בגדלים שונים, אבל הצורה והצבע צריכים להיות זהים.</text:p>
      <text:p text:style-name="P5"/>
      <text:p text:style-name="P5">הפתרון: להוסיף לעצם שלנו מתודת שיכפול - clone. </text:p>
      <text:p text:style-name="P5"/>
      <text:p text:style-name="P5">אגב, בג'אבה יש מתודה בשם clone במחלקה Object, אבל היא מוגנת (protected), קשה ולא מומלץ להשתמש בה. עדיף פשוט להגדיר את המתודה הזאת בעצמכם, אם <text:span text:style-name="T31">אתם צריכים אותה.</text:span></text:p>
      <text:p text:style-name="P35"/>
      <text:h text:style-name="P49" text:outline-level="1">דגמי <text:span text:style-name="T32">מבנה</text:span></text:h>
      <text:p text:style-name="P33"><text:span text:style-name="T23">"משקל נוצה" - </text:span><text:span text:style-name="T19">F</text:span><text:span text:style-name="T16">lyweight</text:span></text:p>
      <text:p text:style-name="P6">לפעמים ישנם עצמים שהזהות שלהם תלויה רק בפרמטרי האיתחול. לדוגמה: נקודה במרחב. אנחנו רוצים למנוע יצירת עצמים מיותרים. </text:p>
      <text:p text:style-name="P6"/>
      <text:p text:style-name="P7">הפתרון: להוסיף למחלקה משתנה סטטי פרטי מסוג Map. <text:s/>להפוך את הבנאי לפרטי. להוסיף מתודה סטטית newInstance. המתודה תבדוק אם המשתנה כבר קיים במפה. אם כן - היא תחזיר אותו; אם לא - היא תיצור חדש ותכניס למפה.</text:p>
      <text:p text:style-name="P7"/>
      <text:p text:style-name="P36">הדגם הזה כבר נמצא בשימוש בג'אבה, במחרוזות. <text:s text:c="2"/>שתי מחרוזות קבועות עם אותן אותיות, הן אותו עצם. <text:s/>(אם יוצרים מחרוזת מחיבור של שני משתני-מחרוזת, אז התוצאה יכולה להיות שונה. אבל אפשר לקרוא למתודה intern כדי לקבל קישור לעצם הייחודי המתאים לתוכן המחרוזת. ראו דוגמה בקובץ StringInternDemo).</text:p>
      <text:p text:style-name="P30"><text:span text:style-name="T20">הרכב</text:span><text:span text:style-name="T16"> - </text:span><text:span text:style-name="T20">Composite</text:span></text:p>
      <text:p text:style-name="P21">יש עצמים רבים שהמבנה הלוגי שלהם הוא עץ. למשל: מסמך xml, תיקיה במחשב, אוסף עצמים גרפיים.</text:p>
      <text:p text:style-name="P21">בעץ יש צומת פנימי ועלה, ואנחנו רוצים להתייחס לשניהם באותה צורה בלי משפט if.</text:p>
      <text:p text:style-name="P21">הפתרון הוא להגדיר מחלקה מופשטת המציינת צומת כלשהו בעץ; למחלקה זו יהיו שתי מחלקות יורשות - צומת פנימי וצומת סופי.</text:p>
      <text:p text:style-name="P31"><text:span text:style-name="T21">מתאם</text:span><text:span text:style-name="T16"> - </text:span><text:span text:style-name="T21">Adapter</text:span></text:p>
      <text:p text:style-name="P22">לפעמים יש לנו מחלקה שעושה את מה שאנחנו רוצים, אבל לא בממשק שאנחנו רוצים.</text:p>
      <text:p text:style-name="P22">לדוגמה: יש לנו Iterator, אבל אנחנו צריכים Iterable כדי לעבור עליו בלולאת for של ג'אבה.</text:p>
      <text:p text:style-name="P22">הפתרון: כמו שבבית משתמשים במתאם בין תקע של אינטרנט לשקע של טלפון, כך גם בתוכנה <text:span text:style-name="T33">בונים מחלקה שמתאמת בין המחלקה שיש לנו, לבין הממשק שאנחנו רוצים לממש. </text:span></text:p>
      <text:p text:style-name="P32"><text:span text:style-name="T22">בא-כוח </text:span><text:span text:style-name="T16">- </text:span><text:span text:style-name="T22">Proxy</text:span></text:p>
      <text:p text:style-name="P23">לפעמים יש לנו מחלקה <text:span text:style-name="T34">שיש בה מתודות "מסוכנות". למשל, מחלקה המאפשרת לבצע פעולות כלשהן של מערכת ההפעלה.</text:span></text:p>
      <text:p text:style-name="P24">אנחנו רוצים לתת ללקוחות שלנו לבצע פעולות, אבל רק אחרי שבדקנו וראינו שהפעולה לא מסוכנת.</text:p>
      <text:p text:style-name="P24">הפתרון: לעטוף את המחלקה המסוכנת במחלקה "פרוקסי" שמכילה רק את הפעולות הלא מסוכנות.</text:p>
      <text:h text:style-name="P50" text:outline-level="1">דגמי <text:span text:style-name="T36">התנהגות</text:span></text:h>
      <text:p text:style-name="P47">מתודת תבנית - Template method</text:p>
      <text:p text:style-name="P8">לפעמים אנחנו צריכים לממש אלגוריתם מסויים בכמה דרכים שונות, הנבדלות בפרטים, אבל דומות במבנה הכללי.</text:p>
      <text:p text:style-name="P8"/>
      <text:p text:style-name="P8">לדוגמה, אנחנו רוצים לבצע הדמיה ומדידת זמן של חיפוש 10 עצמים במערך. אנחנו רוצים לבדוק שני אלגוריתמים: (א) קודם לסדר ואז לבצע חיפוש בינארי, (ב) לא לסדר, רק לבצע חיפוש ליניארי. <text:s/>בשני המקרים, הבדיקה היא די דומה<text:span text:style-name="T35"> - זוכרים את הזמן בהתחלה, מסדרים (אם צריך), מחפשים, מודדים את הזמן בסוף, ומחשבים את ההפרש.</text:span></text:p>
      <text:p text:style-name="P8"/>
      <text:p text:style-name="P8">אפשר לחסוך <text:span text:style-name="T35">את ה</text:span>קוד <text:span text:style-name="T35">המיותר </text:span>ע"י כתיבת מחלקה מופשטת SearchSimulator שבה יהיה האלגוריתם "בראשי פרקים", עם מתודות מופשטות עבור הפרטים - מתודה לסידור ומתודה לחיפוש.</text:p>
      <text:p text:style-name="P8"/>
      <text:p text:style-name="P8">למחלקה הזאת יהיו שתי מחלקות יורשות - אחת לסידור וחיפוש בינארי, והשניה לחיפוש ליניארי. כל אחת מהמחלקות הללו תממש את הפרטים בצורה שונה: בראשונה הסידור ישתמש ב-sort של ג'אבה (או בשיטה אחרת לסידור) והחיפוש ישתמש ב-binarySearch של ג'אבה; <text:s/>בשניה הסידור יהיה ריק והחיפוש ישתמש בחיפוש ליניארי (המתודה contains). <text:s/></text:p>
      <text:p text:style-name="P34"><text:span text:style-name="T16">צופה </text:span><text:span text:style-name="T24">- Observer</text:span></text:p>
      <text:p text:style-name="P9">לפעמים <text:span text:style-name="T37">יש עצם שהמצב שלו משתנה, ויש הרבה עצמים שרוצים להגיב לשינוי הזה. לדוגמה, חישבו על אפליקציית צ'ט. בכל פעם שיש הודעה חדשה בחדר, אנחנו רוצים שכל תוכנות-הלקוח המחוברות לחדר הזה יראו את ההודעה החדשה. <text:s text:c="2"/>אפשר להגיד לכל תוכנות-הלקוח לבדוק כל הזמן האם המצב בחדר השתנה, אבל זה די בזבזני. במקום זה, עדיף להעביר את האחריות לחדר. החדר יודע מתי הוא משתנה - וכשהוא משתנה, הוא מודיע לכל ה"צופים".</text:span></text:p>
      <text:p text:style-name="P9"/>
      <text:p text:style-name="P10">לשם כך, החדר (שנקרא גם Subject) צריך להכיל מתודה שמאפשרת לצופים להירשם: register. <text:s text:c="2"/>הוא שומר את כל הצופים שנרשמו אצלו ברשימה, וכשהמצב שלו משתנה, הוא מפעיל מתודת עדכון (update) אצל כל הצופים.</text:p>
      <text:h text:style-name="P51" text:outline-level="1"><text:span text:style-name="T38">שיכתוב לפי דגמים - Refactoring</text:span> </text:h>
      <text:p text:style-name="P25">במקרים רבים תיתקלו בקוד <text:span text:style-name="T39">שאינו כתוב טוב - יש בו כפילויות, טעויות וחוסר-בהירות. <text:s/>אחת הדרכים לסדר את הקוד היא לשכתב אותו בהתאם לדגמי-עיצוב. <text:s/>בתיקיה exercises תמצאו מספר תרגילים לשיכתוב לפי דגמים. בהצלחה!</text:span></text:p>
      <text:p text:style-name="Heading_20_2">מקורות </text:p>
      <text:p text:style-name="P11"/>
      <text:list xml:id="list4491684407188634378" text:style-name="L2">
        <text:list-item>
          <text:p text:style-name="P44">Joshua Kerievsky, "Refactoring to Patterns Catalog", https://www.industriallogic.com/xp/refactoring/catalog.html</text:p>
        </text:list-item>
        <text:list-item>
          <text:p text:style-name="P45">מצגת של קרן כליף ממכללת אפקה.</text:p>
        </text:list-item>
        <text:list-item>
          <text:p text:style-name="P46">Dane Cameron, "A Software Engineer Learns Java and OOP"<text:span text:style-name="T25">.</text:span></text:p>
        </text:list-item>
      </text:list>
      <text:p text:style-name="P4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1a06171"/>
    </style:style>
    <style:style style:name="MP2" style:family="paragraph" style:parent-style-name="Footer">
      <style:paragraph-properties fo:text-align="center" style:justify-single-word="false"/>
      <style:text-properties officeooo:paragraph-rsid="019ece81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/><text:span text:style-name="MT1">ברוך ה’ חונן הדעת</text:span>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1-07T08:05:53.467834459</dc:date>
    <meta:editing-duration>P5DT6H22M23S</meta:editing-duration>
    <meta:editing-cycles>737</meta:editing-cycles>
    <meta:document-statistic meta:table-count="0" meta:image-count="0" meta:object-count="0" meta:page-count="1" meta:paragraph-count="63" meta:word-count="1157" meta:character-count="6839" meta:non-whitespace-character-count="5721"/>
  </office:meta>
</office:document-meta>
</file>